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99" draw:textarea-horizontal-align="justify" draw:textarea-vertical-align="top" draw:auto-grow-height="false" fo:min-height="7.25cm" fo:min-width="6.7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.564cm" fo:min-width="6.114cm"/>
    </style:style>
    <style:style style:name="gr3" style:family="graphic" style:parent-style-name="standard">
      <style:graphic-properties draw:fill-color="#33ff99" draw:textarea-horizontal-align="justify" draw:textarea-vertical-align="middle" draw:auto-grow-height="false" fo:min-height="0.564cm" fo:min-width="6.114cm"/>
    </style:style>
    <style:style style:name="gr4" style:family="graphic" style:parent-style-name="standard">
      <style:graphic-properties draw:fill-color="#dddddd" draw:textarea-horizontal-align="justify" draw:textarea-vertical-align="top" draw:auto-grow-height="false" fo:min-height="5.15cm" fo:min-width="7.3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998cm" fo:min-width="6.711cm"/>
    </style:style>
    <style:style style:name="gr6" style:family="graphic" style:parent-style-name="standard">
      <style:graphic-properties draw:textarea-horizontal-align="justify" draw:textarea-vertical-align="top" draw:auto-grow-height="false" fo:min-height="16.45cm" fo:min-width="6.9cm"/>
    </style:style>
    <style:style style:name="gr7" style:family="graphic" style:parent-style-name="standard">
      <style:graphic-properties draw:fill-color="#33ff99" draw:textarea-horizontal-align="justify" draw:textarea-vertical-align="top" draw:auto-grow-height="false" fo:min-height="3.54cm" fo:min-width="5.99cm"/>
    </style:style>
    <style:style style:name="gr8" style:family="graphic" style:parent-style-name="standard">
      <style:graphic-properties draw:fill-color="#ff66cc" draw:textarea-horizontal-align="justify" draw:textarea-vertical-align="middle" draw:auto-grow-height="false" fo:min-height="0.35cm" fo:min-width="4.7cm"/>
    </style:style>
    <style:style style:name="gr9" style:family="graphic" style:parent-style-name="standard">
      <style:graphic-properties draw:fill-color="#33ff99" draw:textarea-horizontal-align="justify" draw:textarea-vertical-align="top" draw:auto-grow-height="false" fo:min-height="5.144cm" fo:min-width="5.694cm"/>
    </style:style>
    <style:style style:name="gr10" style:family="graphic" style:parent-style-name="standard">
      <style:graphic-properties draw:fill-color="#ff6600" draw:textarea-horizontal-align="justify" draw:textarea-vertical-align="middle" draw:auto-grow-height="false" fo:min-height="0.35cm" fo:min-width="4.9cm"/>
    </style:style>
    <style:style style:name="gr11" style:family="graphic" style:parent-style-name="standard">
      <style:graphic-properties draw:fill-color="#ff6600" draw:textarea-horizontal-align="justify" draw:textarea-vertical-align="middle" draw:auto-grow-height="false" fo:min-height="0.35cm" fo:min-width="3cm"/>
    </style:style>
    <style:style style:name="gr12" style:family="graphic" style:parent-style-name="standard">
      <style:graphic-properties draw:fill-color="#33ff99" draw:textarea-horizontal-align="justify" draw:textarea-vertical-align="top" draw:auto-grow-height="false" fo:min-height="1.646cm" fo:min-width="5.896cm"/>
    </style:style>
    <style:style style:name="gr13" style:family="graphic" style:parent-style-name="standard">
      <style:graphic-properties draw:fill-color="#ff66cc" draw:textarea-horizontal-align="justify" draw:textarea-vertical-align="middle" draw:auto-grow-height="false" fo:min-height="0.65cm" fo:min-width="5.4cm"/>
    </style:style>
    <style:style style:name="gr14" style:family="graphic" style:parent-style-name="standard">
      <style:graphic-properties draw:fill-color="#33ff99" draw:textarea-horizontal-align="justify" draw:textarea-vertical-align="top" draw:auto-grow-height="false" fo:min-height="1.194cm" fo:min-width="5.944cm"/>
    </style:style>
    <style:style style:name="gr15" style:family="graphic" style:parent-style-name="standard">
      <style:graphic-properties draw:fill-color="#ff66cc" draw:textarea-horizontal-align="justify" draw:textarea-vertical-align="middle" draw:auto-grow-height="false" fo:min-height="0.35cm" fo:min-width="5.4cm"/>
    </style:style>
    <style:style style:name="gr16" style:family="graphic" style:parent-style-name="standard">
      <style:graphic-properties draw:fill-color="#ff3333" draw:textarea-horizontal-align="justify" draw:textarea-vertical-align="middle" draw:auto-grow-height="false" fo:min-height="1.3cm" fo:min-width="1.45cm"/>
    </style:style>
    <style:style style:name="gr17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>
      <style:graphic-properties draw:fill-color="#ffff99" draw:textarea-horizontal-align="justify" draw:textarea-vertical-align="top" draw:auto-grow-height="false" fo:min-height="6.85cm" fo:min-width="6.6cm"/>
    </style:style>
    <style:style style:name="gr20" style:family="graphic" style:parent-style-name="standard">
      <style:graphic-properties draw:fill-color="#ff66ff" draw:textarea-horizontal-align="justify" draw:textarea-vertical-align="top" draw:auto-grow-height="false" fo:min-height="1.466cm" fo:min-width="6.016cm"/>
    </style:style>
    <style:style style:name="gr21" style:family="graphic" style:parent-style-name="standard">
      <style:graphic-properties draw:fill-color="#33ff99" draw:textarea-horizontal-align="justify" draw:textarea-vertical-align="middle" draw:auto-grow-height="false" fo:min-height="3.27cm" fo:min-width="5.82cm"/>
    </style:style>
    <style:style style:name="gr22" style:family="graphic" style:parent-style-name="standard">
      <style:graphic-properties draw:fill-color="#ffff99" draw:textarea-horizontal-align="justify" draw:textarea-vertical-align="middle" draw:auto-grow-height="false" fo:min-height="0.194cm" fo:min-width="2.134cm"/>
    </style:style>
    <style:style style:name="gr23" style:family="graphic" style:parent-style-name="standard">
      <style:graphic-properties draw:stroke="none" svg:stroke-color="#000000" draw:fill="none" draw:fill-color="#ffffff" fo:min-height="0.395cm"/>
    </style:style>
    <style:style style:name="gr24" style:family="graphic" style:parent-style-name="objectwithoutfill">
      <style:graphic-properties svg:stroke-color="#9900ff" draw:marker-start="Circle" draw:marker-end="Arrow" draw:marker-end-width="0.3cm" draw:fill="none" draw:textarea-vertical-align="middl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withoutfill">
      <style:graphic-properties svg:stroke-color="#9900ff" draw:marker-start="Circle" draw:marker-end="Arrow" draw:marker-end-width="0.3cm" draw:fill="none" draw:fill-color="#729fcf" draw:textarea-vertical-align="middle"/>
    </style:style>
    <style:style style:name="gr27" style:family="graphic" style:parent-style-name="standard">
      <style:graphic-properties draw:fill-color="#729fcf" draw:textarea-horizontal-align="justify" draw:textarea-vertical-align="middle" draw:auto-grow-height="false" fo:min-height="0.202cm" fo:min-width="2.152cm"/>
    </style:style>
    <style:style style:name="gr28" style:family="graphic" style:parent-style-name="standard">
      <style:graphic-properties draw:fill-color="#729fcf" draw:textarea-horizontal-align="justify" draw:textarea-vertical-align="middle" draw:auto-grow-height="false" fo:min-height="0.202cm" fo:min-width="2.052cm"/>
    </style:style>
    <style:style style:name="gr29" style:family="graphic" style:parent-style-name="standard">
      <style:graphic-properties draw:fill-color="#729fcf" draw:textarea-horizontal-align="justify" draw:textarea-vertical-align="middle" draw:auto-grow-height="false" fo:min-height="1.646cm" fo:min-width="2.996cm"/>
    </style:style>
    <style:style style:name="gr30" style:family="graphic" style:parent-style-name="standard">
      <style:graphic-properties draw:fill-color="#729fcf" draw:textarea-horizontal-align="justify" draw:textarea-vertical-align="middle" draw:auto-grow-height="false" fo:min-height="2.188cm" fo:min-width="2.538cm"/>
    </style:style>
    <style:style style:name="gr31" style:family="graphic" style:parent-style-name="standard">
      <style:graphic-properties draw:fill-color="#ff66ff" draw:textarea-horizontal-align="justify" draw:textarea-vertical-align="top" draw:auto-grow-height="false" fo:min-height="0.382cm" fo:min-width="6.132cm"/>
    </style:style>
    <style:style style:name="gr32" style:family="graphic" style:parent-style-name="objectwithoutfill">
      <style:graphic-properties svg:stroke-color="#ff3333" draw:marker-start="Circle" draw:marker-end="Arrow" draw:marker-end-width="0.3cm" draw:fill="none" draw:textarea-vertical-align="middle"/>
    </style:style>
    <style:style style:name="gr33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34" style:family="graphic" style:parent-style-name="objectwithoutfill">
      <style:graphic-properties draw:stroke="dash" draw:stroke-dash="Fine_20_Dashed" draw:marker-start="Circle" draw:marker-end="Arrow" draw:marker-end-width="0.3cm" draw:fill="none" draw:textarea-vertical-align="middle"/>
    </style:style>
    <style:style style:name="gr35" style:family="graphic" style:parent-style-name="standard">
      <style:graphic-properties draw:fill-color="#ff6600" draw:textarea-horizontal-align="justify" draw:textarea-vertical-align="middle" draw:auto-grow-height="false" fo:min-height="0.3cm" fo:min-width="1.95cm"/>
    </style:style>
    <style:style style:name="gr36" style:family="graphic" style:parent-style-name="standard">
      <style:graphic-properties draw:fill-color="#ff66cc" draw:textarea-horizontal-align="justify" draw:textarea-vertical-align="middle" draw:auto-grow-height="false" fo:min-height="0.35cm" fo:min-width="4.658cm"/>
    </style:style>
    <style:style style:name="gr37" style:family="graphic" style:parent-style-name="objectwithoutfill">
      <style:graphic-properties svg:stroke-color="#663300" draw:marker-start="Circle" draw:marker-end="Arrow" draw:marker-end-width="0.3cm" draw:fill="none"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0.382cm" fo:min-width="0.432cm"/>
    </style:style>
    <style:style style:name="P1" style:family="paragraph">
      <style:paragraph-properties fo:text-align="center" style:writing-mode="lr-tb">
        <style:tab-stops/>
      </style:paragraph-properties>
    </style:style>
    <style:style style:name="P2" style:family="paragraph">
      <loext:graphic-properties draw:fill-color="#ff9999"/>
      <style:paragraph-properties fo:text-align="center" style:writing-mode="lr-tb">
        <style:tab-stops/>
      </style:paragraph-properties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729fcf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-color="#729fc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33ff99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loext:graphic-properties draw:fill-color="#729fcf"/>
      <style:paragraph-properties fo:text-align="center">
        <style:tab-stops/>
      </style:paragraph-properties>
      <style:text-properties fo:font-weight="bold" style:font-weight-asian="bold" style:font-weight-complex="bold"/>
    </style:style>
    <style:style style:name="P10" style:family="paragraph">
      <style:paragraph-properties fo:text-align="center" style:writing-mode="lr-tb">
        <style:tab-stops/>
      </style:paragraph-properties>
      <style:text-properties fo:font-weight="bold" style:font-weight-asian="bold" style:font-weight-complex="bold"/>
    </style:style>
    <style:style style:name="P11" style:family="paragraph">
      <loext:graphic-properties draw:fill-color="#33ff99"/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start"/>
    </style:style>
    <style:style style:name="P13" style:family="paragraph">
      <loext:graphic-properties draw:fill-color="#ff66cc"/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-color="#33ff99"/>
      <style:paragraph-properties fo:text-align="center"/>
      <style:text-properties fo:font-size="14pt" style:text-underline-style="none" style:font-size-asian="14pt" style:font-size-complex="14pt"/>
    </style:style>
    <style:style style:name="P15" style:family="paragraph">
      <loext:graphic-properties draw:fill-color="#ff6600"/>
      <style:paragraph-properties fo:text-align="start"/>
      <style:text-properties fo:font-size="12pt" style:font-size-asian="12pt" style:font-size-complex="12pt"/>
    </style:style>
    <style:style style:name="P16" style:family="paragraph">
      <loext:graphic-properties draw:fill-color="#ff3333"/>
      <style:paragraph-properties fo:text-align="center"/>
      <style:text-properties fo:font-size="11pt" style:font-size-asian="11pt" style:font-size-complex="11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fff99"/>
      <style:paragraph-properties fo:text-align="center" style:writing-mode="lr-tb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>
      <loext:graphic-properties draw:fill-color="#ff66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21" style:family="paragraph">
      <loext:graphic-properties draw:fill-color="#33ff99"/>
      <style:paragraph-properties fo:text-align="start"/>
      <style:text-properties style:text-underline-style="solid" style:text-underline-width="auto" style:text-underline-color="font-color"/>
    </style:style>
    <style:style style:name="P22" style:family="paragraph">
      <loext:graphic-properties draw:fill-color="#ffff99"/>
      <style:paragraph-properties fo:text-align="center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>
      <loext:graphic-properties draw:fill="none" draw:fill-color="#ffffff"/>
      <style:text-properties fo:font-size="10pt" style:text-underline-style="solid" style:text-underline-width="auto" style:text-underline-color="font-color" style:font-size-asian="10pt" style:font-size-complex="10pt"/>
    </style:style>
    <style:style style:name="P24" style:family="paragraph">
      <loext:graphic-properties draw:fill="none" draw:fill-color="#729fcf"/>
      <style:paragraph-properties fo:text-align="center"/>
    </style:style>
    <style:style style:name="P25" style:family="paragraph">
      <loext:graphic-properties draw:fill-color="#729fcf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-color="#729fc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-color="#ff66ff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ff6600"/>
      <style:paragraph-properties fo:text-align="center"/>
      <style:text-properties fo:font-size="12pt" style:font-size-asian="12pt" style:font-size-complex="12pt"/>
    </style:style>
    <style:style style:name="P29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P30" style:family="paragraph">
      <loext:graphic-properties draw:fill="none"/>
      <style:paragraph-properties fo:text-align="center"/>
      <style:text-properties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Liberation Sans" fo:font-size="18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color="#33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4pt" fo:font-weight="bold" style:letter-kerning="true" style:font-name-asian="Microsoft YaHei" style:font-size-asian="14pt" style:font-weight-asian="bold" style:font-name-complex="Mangal" style:font-size-complex="14pt" style:font-weight-complex="bold"/>
    </style:style>
    <style:style style:name="T17" style:family="text">
      <style:text-properties style:font-name="Liberation Sans" fo:font-size="14pt" fo:font-weight="normal" style:letter-kerning="true" style:font-name-asian="Microsoft YaHei" style:font-size-asian="14pt" style:font-weight-asian="normal" style:font-name-complex="Mangal" style:font-size-complex="14pt" style:font-weight-complex="normal"/>
    </style:style>
    <style:style style:name="T18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7.2cm" svg:height="7.5cm" svg:x="11.3cm" svg:y="1.2cm">
          <text:p text:style-name="P1"><text:span text:style-name="T1">jueg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6.7cm" svg:height="0.9cm" svg:x="11.6cm" svg:y="2.996cm">
          <text:p text:style-name="P3"><text:span text:style-name="T2">game = GameManager()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" draw:id="id1" draw:layer="layout" svg:width="6.7cm" svg:height="0.9cm" svg:x="11.53cm" svg:y="4.225cm">
          <draw:glue-point draw:id="4" svg:x="3.014cm" svg:y="5.022cm"/>
          <text:p text:style-name="P3"><text:span text:style-name="T3">game.changeState(scene_inicial(game)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23" draw:id="id23" draw:layer="layout" svg:width="6.7cm" svg:height="0.9cm" svg:x="11.559cm" svg:y="7.2cm">
          <text:p text:style-name="P3">game.loop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8" draw:id="id18" draw:layer="layout" svg:width="7.8cm" svg:height="5.4cm" svg:x="19.6cm" svg:y="7.5cm">
          <draw:glue-point draw:id="4" svg:x="-0.897cm" svg:y="-5cm"/>
          <draw:glue-point draw:id="5" svg:x="1.282cm" svg:y="-4.814cm"/>
          <draw:glue-point draw:id="6" svg:x="5.001cm" svg:y="-3.518cm"/>
          <draw:glue-point draw:id="7" svg:x="5cm" svg:y="3.518cm"/>
          <text:p text:style-name="P3">Escenas</text:p>
          <draw:enhanced-geometry svg:viewBox="0 0 21600 21600" draw:type="rectangle" draw:enhanced-path="M 0 0 L 21600 0 21600 21600 0 21600 0 0 Z N"/>
        </draw:custom-shape>
        <draw:custom-shape draw:style-name="gr5" draw:text-style-name="P9" xml:id="id5" draw:id="id5" draw:layer="layout" svg:width="7.211cm" svg:height="1.248cm" svg:x="19.889cm" svg:y="8.479cm">
          <draw:glue-point draw:id="4" svg:x="5cm" svg:y="-2.596cm"/>
          <draw:glue-point draw:id="5" svg:x="5cm" svg:y="3.012cm"/>
          <text:p text:style-name="P8"><text:span text:style-name="T4">Scene_inicial <text:s/>(state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6" draw:id="id6" draw:layer="layout" svg:width="7.211cm" svg:height="1.248cm" svg:x="19.889cm" svg:y="9.866cm">
          <text:p text:style-name="P8"><text:span text:style-name="T4"><text:s text:c="3"/></text:span><text:span text:style-name="T4">Mapa_1 <text:s text:c="9"/>(state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7" draw:id="id7" draw:layer="layout" svg:width="7.211cm" svg:height="1.248cm" svg:x="19.889cm" svg:y="11.252cm">
          <text:p text:style-name="P8"><text:span text:style-name="T4">Otras escenas (state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12" draw:id="id12" draw:layer="layout" svg:width="7.4cm" svg:height="16.7cm" svg:x="2.6cm" svg:y="3cm">
          <text:p text:style-name="P1"><text:span text:style-name="T1">Class Game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6.9cm" svg:height="4.2cm" svg:x="2.93cm" svg:y="4.8cm">
          <text:p text:style-name="P3"><text:span text:style-name="T5">__init__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draw:layer="layout" svg:width="5.2cm" svg:height="0.6cm" svg:x="3.8cm" svg:y="5.7cm">
          <text:p text:style-name="P12"><text:span text:style-name="T6">self. 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5.2cm" svg:height="0.6cm" svg:x="3.8cm" svg:y="6.4cm">
          <text:p text:style-name="P12"><text:span text:style-name="T6">self. c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22" draw:id="id22" draw:layer="layout" svg:width="6.7cm" svg:height="5.9cm" svg:x="3.1cm" svg:y="9.5cm">
          <draw:glue-point draw:id="4" svg:x="-4.848cm" svg:y="-3.541cm"/>
          <draw:glue-point draw:id="5" svg:x="5cm" svg:y="-3.059cm"/>
          <text:p text:style-name="P3"><text:span text:style-name="T7">Loop 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167.34013747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xml:id="id8" draw:id="id8" draw:layer="layout" svg:width="5.4cm" svg:height="0.6cm" svg:x="3.6cm" svg:y="10.6cm">
          <text:p text:style-name="P12"><text:span text:style-name="T6">Eventos de salida 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xml:id="id10" draw:id="id10" draw:layer="layout" svg:width="3.5cm" svg:height="0.6cm" svg:x="4.5cm" svg:y="11.5cm">
          <text:p text:style-name="P12"><text:span text:style-name="T6">State.event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xml:id="id11" draw:id="id11" draw:layer="layout" svg:width="3.5cm" svg:height="0.6cm" svg:x="4.5cm" svg:y="14.4cm">
          <text:p text:style-name="P12"><text:span text:style-name="T6">State.dra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4" draw:id="id4" draw:layer="layout" svg:width="6.6cm" svg:height="2.1cm" svg:x="3.1cm" svg:y="15.6cm">
          <text:p text:style-name="P3"><text:span text:style-name="T5">Change_scene 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xml:id="id25" draw:id="id25" draw:layer="layout" svg:width="5.9cm" svg:height="0.9cm" svg:x="3.4cm" svg:y="16.5cm">
          <text:p text:style-name="P12"><text:span text:style-name="T6">self.states.append(gameState)</text:span></text:p>
          <text:p text:style-name="P12"><text:span text:style-name="T6">self.states[-1].star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9" draw:id="id9" draw:layer="layout" svg:width="6.6cm" svg:height="1.6cm" svg:x="3.1cm" svg:y="17.9cm">
          <text:p text:style-name="P3"><text:span text:style-name="T5">Quit 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5.9cm" svg:height="0.6cm" svg:x="3.4cm" svg:y="18.7cm">
          <text:p text:style-name="P12"><text:span text:style-name="T6">Self.running = 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6" xml:id="id2" draw:id="id2" draw:layer="layout" svg:width="3.9cm" svg:height="3.1cm" svg:x="12.6cm" svg:y="14.4cm">
          <text:p text:style-name="P3"><text:span text:style-name="T8">SELECCIONA</text:span></text:p>
          <text:p text:style-name="P3"><text:span text:style-name="T8">PANTALLA</text:span></text:p>
          <text:p text:style-name="P3"><text:span text:style-name="T8">(gameState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7" draw:layer="layout" draw:line-skew="-0.329cm 0.487cm" svg:x1="11.53cm" svg:y1="4.675cm" svg:x2="14.55cm" svg:y2="14.4cm" draw:start-shape="id1" draw:start-glue-point="3" draw:end-shape="id2" draw:end-glue-point="4" svg:d="M11530 4675h-830v5575h3850v4150" svg:viewBox="0 0 3851 9726">
          <text:p/>
        </draw:connector>
        <draw:connector draw:style-name="gr17" draw:text-style-name="P17" draw:layer="layout" draw:line-skew="-0.299cm" svg:x1="3.8cm" svg:y1="13.25cm" svg:x2="3.1cm" svg:y2="16.65cm" draw:start-shape="id3" draw:start-glue-point="5" draw:end-shape="id4" draw:end-glue-point="3" svg:d="M3800 13250h-1500v3400h800" svg:viewBox="0 0 1501 3401">
          <text:p/>
        </draw:connector>
        <draw:frame draw:style-name="gr18" draw:text-style-name="P18" draw:layer="layout" svg:width="4.9cm" svg:height="0.725cm" svg:x="12.4cm" svg:y="2.275cm">
          <draw:text-box>
            <text:p text:style-name="P3"><text:span text:style-name="T6">INSTANCIA OBJETOS</text:span></text:p>
          </draw:text-box>
        </draw:frame>
        <draw:g>
          <draw:glue-point draw:id="4" svg:x="5cm" svg:y="-0.882cm"/>
          <draw:custom-shape draw:style-name="gr19" draw:text-style-name="P19" draw:layer="layout" svg:width="7.1cm" svg:height="7.1cm" svg:x="20cm" svg:y="13.4cm">
            <text:p text:style-name="P1"><text:span text:style-name="T9">Class state</text:span></text:p>
            <text:p text:style-name="P1"><text:span text:style-name="T10">(clase abstracta)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0" draw:layer="layout" svg:width="6.7cm" svg:height="1.9cm" svg:x="20.2cm" svg:y="14.3cm">
            <text:p text:style-name="P3"><text:span text:style-name="T11">__init__ (</text:span><text:span text:style-name="T12">GameManager</text:span><text:span text:style-name="T11">)</text:span></text:p>
            <text:p text:style-name="P12"><text:span text:style-name="T11"><text:tab/></text:span><text:span text:style-name="T13">mapa = Mapa</text:span></text:p>
            <text:p text:style-name="P12"><text:span text:style-name="T13"><text:tab/></text:span><text:span text:style-name="T13">Personajes_escena = Personaje</text:span></text:p>
            <text:p text:style-name="P12"><text:span text:style-name="T13"><text:tab/></text:span><text:span text:style-name="T13">mundo = Mund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1" draw:layer="layout" svg:width="6.7cm" svg:height="3.9cm" svg:x="20.2cm" svg:y="16.4cm">
            <text:p text:style-name="P12"><text:span text:style-name="T11">Start ()</text:span></text:p>
            <text:p text:style-name="P12"><text:span text:style-name="T11">CleanUp ()</text:span></text:p>
            <text:p text:style-name="P12"><text:span text:style-name="T11">Pause ()</text:span></text:p>
            <text:p text:style-name="P12"><text:span text:style-name="T11">Resume ()</text:span></text:p>
            <text:p text:style-name="P12"><text:span text:style-name="T11">HandleEvents()</text:span></text:p>
            <text:p text:style-name="P12"><text:span text:style-name="T11">Update ()</text:span></text:p>
            <text:p text:style-name="P12"><text:span text:style-name="T11">Draw ()</text:span></text:p>
            <text:p text:style-name="P12"><text:span text:style-name="T1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2" draw:text-style-name="P22" draw:layer="layout" svg:width="2.633cm" svg:height="1.197cm" draw:transform="skewX (0.000872664625997165) rotate (-3.1407199889638) translate (27.1cm 13.397cm)">
              <text:p/>
              <draw:enhanced-geometry svg:viewBox="0 0 21600 21600" draw:text-areas="?f0 0 ?f2 ?f5" draw:type="down-arrow" draw:modifiers="8015.45636242505 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frame draw:style-name="gr23" draw:text-style-name="P23" draw:layer="layout" svg:width="2.4cm" svg:height="0.645cm" svg:x="24.7cm" svg:y="12.755cm">
            <draw:text-box>
              <text:p><text:span text:style-name="T13">Clase padre</text:span></text:p>
            </draw:text-box>
          </draw:frame>
        </draw:g>
        <draw:connector draw:style-name="gr24" draw:text-style-name="P17" draw:layer="layout" draw:line-skew="0.249cm" svg:x1="12.6cm" svg:y1="15.95cm" svg:x2="9.7cm" svg:y2="16.65cm" draw:start-shape="id2" draw:start-glue-point="5" draw:end-shape="id4" draw:end-glue-point="1" svg:d="M12600 15950h-1200v700h-1700" svg:viewBox="0 0 2901 701">
          <text:p/>
        </draw:connector>
        <draw:connector draw:style-name="gr17" draw:text-style-name="P17" draw:layer="layout" draw:line-skew="0.855cm" svg:x1="19.889cm" svg:y1="9.103cm" svg:x2="16.5cm" svg:y2="15.95cm" draw:start-shape="id5" draw:start-glue-point="3" draw:end-shape="id2" draw:end-glue-point="7" svg:d="M19889 9103h-839v6847h-2550" svg:viewBox="0 0 3390 6848">
          <text:p/>
        </draw:connector>
        <draw:connector draw:style-name="gr17" draw:text-style-name="P17" draw:layer="layout" draw:line-skew="0.855cm" svg:x1="19.889cm" svg:y1="10.49cm" svg:x2="16.5cm" svg:y2="15.95cm" draw:start-shape="id6" draw:start-glue-point="3" draw:end-shape="id2" draw:end-glue-point="7" svg:d="M19889 10490h-839v5460h-2550" svg:viewBox="0 0 3390 5461">
          <text:p/>
        </draw:connector>
        <draw:connector draw:style-name="gr17" draw:text-style-name="P17" draw:layer="layout" draw:line-skew="0.855cm" svg:x1="19.889cm" svg:y1="11.876cm" svg:x2="16.5cm" svg:y2="15.95cm" draw:start-shape="id7" draw:start-glue-point="3" draw:end-shape="id2" draw:end-glue-point="7" svg:d="M19889 11876h-839v4074h-2550" svg:viewBox="0 0 3390 4075">
          <text:p/>
        </draw:connector>
        <draw:connector draw:style-name="gr17" draw:text-style-name="P17" draw:layer="layout" draw:line-skew="-0.699cm" svg:x1="3.6cm" svg:y1="10.9cm" svg:x2="3.1cm" svg:y2="18.7cm" draw:start-shape="id8" draw:start-glue-point="3" draw:end-shape="id9" draw:end-glue-point="3" svg:d="M3600 10900h-1700v7800h1200" svg:viewBox="0 0 1701 7801">
          <text:p/>
        </draw:connector>
        <draw:connector draw:style-name="gr25" draw:text-style-name="P17" draw:layer="layout" svg:x1="6.25cm" svg:y1="12.1cm" svg:x2="6.25cm" svg:y2="12.7cm" draw:start-shape="id10" draw:start-glue-point="2" draw:end-shape="id3" draw:end-glue-point="4" svg:d="M6250 12100v600" svg:viewBox="0 0 1 601">
          <text:p/>
        </draw:connector>
        <draw:connector draw:style-name="gr25" draw:text-style-name="P17" draw:layer="layout" svg:x1="6.25cm" svg:y1="13.8cm" svg:x2="6.25cm" svg:y2="14.4cm" draw:start-shape="id3" draw:start-glue-point="6" draw:end-shape="id11" draw:end-glue-point="0" svg:d="M6250 13800v600" svg:viewBox="0 0 1 601">
          <text:p/>
        </draw:connector>
        <draw:connector draw:style-name="gr26" draw:text-style-name="P24" draw:layer="layout" draw:line-skew="0.101cm" svg:x1="6.3cm" svg:y1="3cm" svg:x2="11.6cm" svg:y2="3.446cm" draw:start-shape="id12" draw:start-glue-point="0" draw:end-shape="id13" draw:end-glue-point="3" svg:d="M6300 3000v-400h4500v846h800" svg:viewBox="0 0 5301 847">
          <text:p/>
        </draw:connector>
        <draw:custom-shape draw:style-name="gr27" draw:text-style-name="P25" xml:id="id16" draw:id="id16" draw:layer="layout" svg:width="2.7cm" svg:height="0.5cm" svg:x="19.1cm" svg:y="5.7cm">
          <draw:glue-point draw:id="4" svg:x="-2.777cm" svg:y="-5cm"/>
          <text:p text:style-name="P3"><text:span text:style-name="T6">personaj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5" xml:id="id19" draw:id="id19" draw:layer="layout" svg:width="2.6cm" svg:height="0.5cm" svg:x="25.9cm" svg:y="5.6cm">
          <draw:glue-point draw:id="4" svg:x="3.1cm" svg:y="-5cm"/>
          <text:p text:style-name="P3"><text:span text:style-name="T6">escenari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5" xml:id="id21" draw:id="id21" draw:layer="layout" svg:width="3.7cm" svg:height="2.1cm" svg:x="19.6cm" svg:y="1.2cm">
          <text:p text:style-name="P3"><text:span text:style-name="T14">Utils</text:span><text:span text:style-name="T6">:</text:span></text:p>
          <text:p text:style-name="P12"><text:span text:style-name="T6">cargar_imagen()</text:span></text:p>
          <text:p text:style-name="P12"><text:span text:style-name="T6">cortar tileset ()</text:span></text:p>
          <text:p text:style-name="P12"><text:span text:style-name="T6">cortar_charse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6" xml:id="id20" draw:id="id20" draw:layer="layout" svg:width="3.3cm" svg:height="2.7cm" svg:x="21.6cm" svg:y="3.7cm">
          <draw:glue-point draw:id="4" svg:x="1.896cm" svg:y="5cm"/>
          <draw:glue-point draw:id="5" svg:x="-1.896cm" svg:y="5cm"/>
          <text:p text:style-name="P3"><text:span text:style-name="T14">Class Mundo</text:span></text:p>
          <text:p text:style-name="P12"><text:span text:style-name="T15">dibujar()</text:span></text:p>
          <text:p text:style-name="P12"><text:span text:style-name="T15">update ()</text:span></text:p>
          <text:p text:style-name="P12"><text:span text:style-name="T15">mover_jujador()</text:span></text:p>
          <text:p text:style-name="P12"><text:span text:style-name="T15">colisione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7" draw:id="id17" draw:layer="layout" svg:width="6.7cm" svg:height="0.9cm" svg:x="11.5cm" svg:y="5.5cm">
          <draw:glue-point draw:id="4" svg:x="3.014cm" svg:y="5.022cm"/>
          <text:p text:style-name="P3"><text:span text:style-name="T2">Cris = personaj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14" draw:id="id14" draw:layer="layout" svg:width="7.211cm" svg:height="1.248cm" svg:x="2.8cm" svg:y="1.052cm">
          <text:p text:style-name="P8"><text:span text:style-name="T4">Patrón singleton</text:span></text:p>
          <text:p text:style-name="P8"><text:span text:style-name="T16">(</text:span><text:span text:style-name="T17">metaclase</text:span><text:span text:style-name="T16">)</text:span></text:p>
          <draw:enhanced-geometry svg:viewBox="0 0 21600 21600" draw:type="rectangle" draw:enhanced-path="M 0 0 L 21600 0 21600 21600 0 21600 0 0 Z N"/>
        </draw:custom-shape>
        <draw:custom-shape draw:style-name="gr31" draw:text-style-name="P27" xml:id="id15" draw:id="id15" draw:layer="layout" svg:width="6.7cm" svg:height="0.7cm" svg:x="3cm" svg:y="3.9cm">
          <text:p text:style-name="P3"><text:span text:style-name="T6">__metaclass__ = Singlet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7" draw:layer="layout" draw:line-skew="-0.398cm" svg:x1="2.8cm" svg:y1="1.676cm" svg:x2="3cm" svg:y2="4.25cm" draw:start-shape="id14" draw:start-glue-point="3" draw:end-shape="id15" draw:end-glue-point="3" svg:d="M2800 1676h-900v2574h1100" svg:viewBox="0 0 1101 2575">
          <text:p/>
        </draw:connector>
        <draw:connector draw:style-name="gr33" draw:text-style-name="P17" draw:layer="layout" svg:x1="19.1cm" svg:y1="5.95cm" svg:x2="18.2cm" svg:y2="5.95cm" draw:start-shape="id16" draw:start-glue-point="3" draw:end-shape="id17" draw:end-glue-point="1" svg:d="M19100 5950h-900" svg:viewBox="0 0 901 1">
          <text:p/>
        </draw:connector>
        <draw:connector draw:style-name="gr24" draw:text-style-name="P17" draw:layer="layout" svg:x1="22.801cm" svg:y1="7.5cm" svg:x2="20.45cm" svg:y2="6.2cm" draw:start-shape="id18" draw:start-glue-point="4" draw:end-shape="id16" draw:end-glue-point="2" svg:d="M22801 7500v-649h-2351v-651" svg:viewBox="0 0 2352 1301">
          <text:p/>
        </draw:connector>
        <draw:connector draw:style-name="gr24" draw:text-style-name="P17" draw:layer="layout" svg:x1="24.499cm" svg:y1="7.601cm" svg:x2="27.2cm" svg:y2="6.1cm" draw:start-shape="id18" draw:start-glue-point="5" draw:end-shape="id19" draw:end-glue-point="2" svg:d="M24499 7601v-800h2701v-701" svg:viewBox="0 0 2702 1502">
          <text:p/>
        </draw:connector>
        <draw:connector draw:style-name="gr17" draw:text-style-name="P17" draw:layer="layout" svg:x1="20.45cm" svg:y1="5.7cm" svg:x2="21.6cm" svg:y2="5.05cm" draw:start-shape="id16" draw:start-glue-point="0" draw:end-shape="id20" draw:end-glue-point="3" svg:d="M20450 5700v-650h1150" svg:viewBox="0 0 1151 651">
          <text:p/>
        </draw:connector>
        <draw:connector draw:style-name="gr17" draw:text-style-name="P17" draw:layer="layout" svg:x1="27.2cm" svg:y1="5.6cm" svg:x2="24.9cm" svg:y2="5.05cm" draw:start-shape="id19" draw:start-glue-point="0" draw:end-shape="id20" draw:end-glue-point="1" svg:d="M27200 5600v-550h-2300" svg:viewBox="0 0 2301 551">
          <text:p/>
        </draw:connector>
        <draw:connector draw:style-name="gr24" draw:text-style-name="P17" draw:layer="layout" svg:x1="23.25cm" svg:y1="6.4cm" svg:x2="23.5cm" svg:y2="7.5cm" draw:start-shape="id20" draw:start-glue-point="2" draw:end-shape="id18" draw:end-glue-point="0" svg:d="M23250 6400v551h250v549" svg:viewBox="0 0 251 1101">
          <text:p/>
        </draw:connector>
        <draw:connector draw:style-name="gr34" draw:text-style-name="P17" draw:layer="layout" svg:x1="19.6cm" svg:y1="2.25cm" svg:x2="19.701cm" svg:y2="5.7cm" draw:start-shape="id21" draw:start-glue-point="3" draw:end-shape="id16" draw:end-glue-point="4" svg:d="M19600 2250h-501v2251h602v1199" svg:viewBox="0 0 603 3451">
          <text:p/>
        </draw:connector>
        <draw:connector draw:style-name="gr34" draw:text-style-name="P17" draw:layer="layout" svg:x1="23.3cm" svg:y1="2.25cm" svg:x2="28.006cm" svg:y2="5.6cm" draw:start-shape="id21" draw:start-glue-point="1" draw:end-shape="id19" draw:end-glue-point="4" svg:d="M23300 2250h4706v3350" svg:viewBox="0 0 4707 3351">
          <text:p/>
        </draw:connector>
        <draw:connector draw:style-name="gr17" draw:text-style-name="P17" draw:layer="layout" svg:x1="9.8cm" svg:y1="12.45cm" svg:x2="14.909cm" svg:y2="8.1cm" draw:start-shape="id22" draw:start-glue-point="1" draw:end-shape="id23" draw:end-glue-point="2" svg:d="M9800 12450h5109v-4350" svg:viewBox="0 0 5110 4351">
          <text:p/>
        </draw:connector>
        <draw:custom-shape draw:style-name="gr8" draw:text-style-name="P13" xml:id="id26" draw:id="id26" draw:layer="layout" svg:width="5.2cm" svg:height="0.6cm" svg:x="3.3cm" svg:y="7.2cm">
          <text:p text:style-name="P12"><text:span text:style-name="T6">self. States = [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7" draw:layer="layout" draw:line-skew="0.499cm" svg:x1="8cm" svg:y1="14.7cm" svg:x2="8cm" svg:y2="11.8cm" draw:start-shape="id11" draw:start-glue-point="1" draw:end-shape="id10" draw:end-glue-point="1" svg:d="M8000 14700h1000v-2900h-1000" svg:viewBox="0 0 1001 2901">
          <text:p/>
        </draw:connector>
        <draw:custom-shape draw:style-name="gr35" draw:text-style-name="P28" xml:id="id3" draw:id="id3" draw:layer="layout" svg:width="4.9cm" svg:height="1.1cm" svg:x="3.8cm" svg:y="12.7cm">
          <text:p text:style-name="P3"><text:span text:style-name="T6">State.update(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3" xml:id="id24" draw:id="id24" draw:layer="layout" svg:width="5.158cm" svg:height="0.6cm" svg:x="3.742cm" svg:y="8cm">
          <text:p text:style-name="P12"><text:span text:style-name="T6">self. running=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17" draw:layer="layout" svg:x1="6.321cm" svg:y1="8.6cm" svg:x2="6.3cm" svg:y2="9.5cm" draw:start-shape="id24" draw:start-glue-point="2" svg:d="M6321 8600v701h-21v199" svg:viewBox="0 0 22 901">
          <text:p/>
        </draw:connector>
        <draw:connector draw:style-name="gr37" draw:text-style-name="P17" draw:layer="layout" draw:line-skew="-0.201cm" svg:x1="9.3cm" svg:y1="16.95cm" svg:x2="8.5cm" svg:y2="7.5cm" draw:start-shape="id25" draw:start-glue-point="1" draw:end-shape="id26" svg:d="M9300 16950h300v-9450h-1100" svg:viewBox="0 0 1101 9451">
          <text:p/>
        </draw:connector>
        <draw:custom-shape draw:style-name="gr38" draw:text-style-name="P29" xml:id="id27" draw:id="id27" draw:layer="layout" svg:width="1cm" svg:height="0.7cm" svg:x="27.7cm" svg:y="9.3cm">
          <text:p text:style-name="P3"><text:span text:style-name="T18">aud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9" xml:id="id28" draw:id="id28" draw:layer="layout" svg:width="1cm" svg:height="0.7cm" svg:x="27.7cm" svg:y="10.5cm">
          <text:p text:style-name="P3"><text:span text:style-name="T18">vide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30" draw:layer="layout" svg:x1="28.2cm" svg:y1="9.3cm" svg:x2="27.4cm" svg:y2="8.301cm" draw:start-shape="id27" draw:start-glue-point="0" draw:end-shape="id18" draw:end-glue-point="6" svg:d="M28200 9300v-999h-800" svg:viewBox="0 0 801 1000">
          <text:p/>
        </draw:connector>
        <draw:connector draw:style-name="gr17" draw:text-style-name="P30" draw:layer="layout" svg:x1="28.2cm" svg:y1="11.2cm" svg:x2="27.4cm" svg:y2="12.099cm" draw:start-shape="id28" draw:start-glue-point="2" draw:end-shape="id18" draw:end-glue-point="7" svg:d="M28200 11200v899h-800" svg:viewBox="0 0 801 900">
          <text:p/>
        </draw:connector>
        <draw:custom-shape draw:style-name="gr29" draw:text-style-name="P25" draw:layer="layout" svg:width="3.7cm" svg:height="2.1cm" svg:x="25cm" svg:y="2.7cm">
          <text:p text:style-name="P3"><text:span text:style-name="T14">Class Scroll()</text:span><text:span text:style-name="T6">:</text:span></text:p>
          <text:p text:style-name="P12"><text:span text:style-name="T6">cargar_imagen()</text:span></text:p>
          <text:p text:style-name="P12"><text:span text:style-name="T6">cortar tileset ()</text:span></text:p>
          <text:p text:style-name="P12"><text:span text:style-name="T6">cortar_charse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7:55:11.159000000</meta:creation-date>
    <dc:date>2017-01-23T22:50:17.422000000</dc:date>
    <meta:editing-duration>PT6H26M9S</meta:editing-duration>
    <meta:editing-cycles>9</meta:editing-cycles>
    <meta:generator>LibreOffice/5.2.3.3$Windows_x86 LibreOffice_project/d54a8868f08a7b39642414cf2c8ef2f228f780cf</meta:generator>
    <meta:document-statistic meta:object-count="67"/>
  </office:meta>
</office:document-meta>
</file>